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8d7c" officeooo:paragraph-rsid="001c8d7c"/>
    </style:style>
    <style:style style:name="P2" style:family="paragraph" style:parent-style-name="Standard">
      <style:text-properties officeooo:rsid="001c8d7c" officeooo:paragraph-rsid="001f12aa"/>
    </style:style>
    <style:style style:name="P3" style:family="paragraph" style:parent-style-name="Standard">
      <style:text-properties officeooo:rsid="001c8d7c" officeooo:paragraph-rsid="0020adfd"/>
    </style:style>
    <style:style style:name="P4" style:family="paragraph" style:parent-style-name="Standard">
      <style:text-properties officeooo:rsid="001c8d7c" officeooo:paragraph-rsid="0020c435"/>
    </style:style>
    <style:style style:name="P5" style:family="paragraph" style:parent-style-name="Standard">
      <style:text-properties officeooo:rsid="001c8d7c" officeooo:paragraph-rsid="00217840"/>
    </style:style>
    <style:style style:name="P6" style:family="paragraph" style:parent-style-name="Standard">
      <style:text-properties officeooo:rsid="001c8d7c" officeooo:paragraph-rsid="0022a94f"/>
    </style:style>
    <style:style style:name="P7" style:family="paragraph" style:parent-style-name="Standard">
      <style:text-properties officeooo:rsid="001f12aa" officeooo:paragraph-rsid="001f12aa"/>
    </style:style>
    <style:style style:name="P8" style:family="paragraph" style:parent-style-name="Standard">
      <style:paragraph-properties fo:text-align="center" style:justify-single-word="false"/>
      <style:text-properties officeooo:rsid="001f12aa" officeooo:paragraph-rsid="001f12aa"/>
    </style:style>
    <style:style style:name="P9" style:family="paragraph" style:parent-style-name="Standard">
      <style:text-properties officeooo:rsid="001f12aa" officeooo:paragraph-rsid="0020799d"/>
    </style:style>
    <style:style style:name="P10" style:family="paragraph" style:parent-style-name="Standard">
      <style:text-properties fo:font-style="italic" officeooo:rsid="0020799d" officeooo:paragraph-rsid="0020799d" style:font-style-asian="italic" style:font-style-complex="italic"/>
    </style:style>
    <style:style style:name="P11" style:family="paragraph" style:parent-style-name="Standard">
      <style:text-properties officeooo:rsid="0020adfd" officeooo:paragraph-rsid="0020adfd"/>
    </style:style>
    <style:style style:name="P12" style:family="paragraph" style:parent-style-name="Standard">
      <style:text-properties officeooo:rsid="00217840" officeooo:paragraph-rsid="00217840"/>
    </style:style>
    <style:style style:name="P13" style:family="paragraph" style:parent-style-name="Standard">
      <style:text-properties officeooo:rsid="0021b30d" officeooo:paragraph-rsid="0021b30d"/>
    </style:style>
    <style:style style:name="P14" style:family="paragraph" style:parent-style-name="Standard">
      <style:text-properties officeooo:rsid="0022a94f" officeooo:paragraph-rsid="0022a94f"/>
    </style:style>
    <style:style style:name="P15" style:family="paragraph" style:parent-style-name="Standard">
      <style:text-properties officeooo:rsid="00235644" officeooo:paragraph-rsid="00235644"/>
    </style:style>
    <style:style style:name="P16" style:family="paragraph" style:parent-style-name="Standard">
      <style:text-properties officeooo:rsid="00235644" officeooo:paragraph-rsid="00240f93"/>
    </style:style>
    <style:style style:name="P17" style:family="paragraph" style:parent-style-name="Standard">
      <style:text-properties officeooo:rsid="00240f93" officeooo:paragraph-rsid="00240f93"/>
    </style:style>
    <style:style style:name="P18" style:family="paragraph" style:parent-style-name="Standard">
      <style:text-properties officeooo:rsid="0026d3ae" officeooo:paragraph-rsid="00235644"/>
    </style:style>
    <style:style style:name="P19" style:family="paragraph" style:parent-style-name="Standard">
      <style:text-properties officeooo:rsid="002845a8" officeooo:paragraph-rsid="002845a8"/>
    </style:style>
    <style:style style:name="P20" style:family="paragraph" style:parent-style-name="Standard" style:list-style-name="L1">
      <style:text-properties officeooo:rsid="002845a8" officeooo:paragraph-rsid="002845a8"/>
    </style:style>
    <style:style style:name="P21" style:family="paragraph" style:parent-style-name="Standard">
      <style:text-properties officeooo:rsid="0028582c" officeooo:paragraph-rsid="0028582c"/>
    </style:style>
    <style:style style:name="P22" style:family="paragraph" style:parent-style-name="Standard">
      <style:paragraph-properties fo:break-before="page"/>
      <style:text-properties officeooo:rsid="00217840" officeooo:paragraph-rsid="00217840"/>
    </style:style>
    <style:style style:name="T1" style:family="text">
      <style:text-properties officeooo:rsid="001c8d7c"/>
    </style:style>
    <style:style style:name="T2" style:family="text">
      <style:text-properties style:text-position="sub 58%"/>
    </style:style>
    <style:style style:name="T3" style:family="text">
      <style:text-properties style:text-position="sub 58%" officeooo:rsid="001df569"/>
    </style:style>
    <style:style style:name="T4" style:family="text">
      <style:text-properties style:text-position="sub 58%" officeooo:rsid="001f12aa"/>
    </style:style>
    <style:style style:name="T5" style:family="text">
      <style:text-properties officeooo:rsid="001df569"/>
    </style:style>
    <style:style style:name="T6" style:family="text">
      <style:text-properties officeooo:rsid="0020799d"/>
    </style:style>
    <style:style style:name="T7" style:family="text">
      <style:text-properties officeooo:rsid="0020adfd"/>
    </style:style>
    <style:style style:name="T8" style:family="text">
      <style:text-properties officeooo:rsid="0020c435"/>
    </style:style>
    <style:style style:name="T9" style:family="text">
      <style:text-properties officeooo:rsid="0021b30d"/>
    </style:style>
    <style:style style:name="T10" style:family="text">
      <style:text-properties officeooo:rsid="00240f93"/>
    </style:style>
    <style:style style:name="T11" style:family="text">
      <style:text-properties officeooo:rsid="002845a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ained Existential Path<text:line-break/><text:span text:style-name="T7">Implies</text:span> Normal Path</text:p>
      <text:p text:style-name="P8">by Sven Nilsen, 2018</text:p>
      <text:p text:style-name="P7"/>
      <text:p text:style-name="P10">In this paper I show that the constrained existential path of a function implies the normal path. This means that the normal path can be thought of as a way to construct a <text:span text:style-name="T7">partial</text:span> constrained existential path. With other words, <text:span text:style-name="T7">finding the normal path is not strictly necessary when having access to the constrained existential path, because the constrained existential path predicts the normal path.</text:span></text:p>
      <text:p text:style-name="P7"/>
      <text:p text:style-name="P9"><text:span text:style-name="T6">Expressed in Nilsen-Cartesian product notation, f</text:span>or every normal path `<text:span text:style-name="T1">f[g</text:span><text:span text:style-name="T2">i→n</text:span><text:span text:style-name="T1">]</text:span>`, there exists a constrained existenti<text:span text:style-name="T6">a</text:span>l path <text:span text:style-name="T6">`∃f{[g</text:span><text:span text:style-name="T2">i</text:span><text:span text:style-name="T6">] x</text:span><text:span text:style-name="T2">i</text:span><text:span text:style-name="T6">}`</text:span> such that:</text:p>
      <text:p text:style-name="P2"/>
      <text:p text:style-name="P2"><text:tab/>∃f{[g<text:span text:style-name="T4">i</text:span>] x<text:span text:style-name="T4">i</text:span>} =&gt; [g<text:span text:style-name="T2">n</text:span>] f[g<text:span text:style-name="T4">i→n</text:span>](x<text:span text:style-name="T4">i</text:span>)</text:p>
      <text:p text:style-name="P2"/>
      <text:p text:style-name="P11">In expanded notation:</text:p>
      <text:p text:style-name="P2"/>
      <text:p text:style-name="P2"><text:tab/>∃f{[g<text:span text:style-name="T2">0</text:span>] x<text:span text:style-name="T2">0</text:span>, [g<text:span text:style-name="T2">1</text:span>] x<text:span text:style-name="T2">1</text:span>, …, [g<text:span text:style-name="T2">n-1</text:span>] x<text:span text:style-name="T2">n-1</text:span>} =&gt; [g<text:span text:style-name="T2">n</text:span>] f[g<text:span text:style-name="T2">0</text:span> ⨯ g<text:span text:style-name="T2">1</text:span> ⨯ … ⨯ <text:span text:style-name="T5">g</text:span><text:span text:style-name="T3">n-1</text:span>→ g<text:span text:style-name="T2">n</text:span>](x<text:span text:style-name="T3">0</text:span>, <text:span text:style-name="T5">x</text:span><text:span text:style-name="T3">1</text:span><text:span text:style-name="T5">, …, x</text:span><text:span text:style-name="T3">n-1</text:span>)</text:p>
      <text:p text:style-name="P2"/>
      <text:p text:style-name="P11">For example:</text:p>
      <text:p text:style-name="P4"/>
      <text:p text:style-name="P4"><text:tab/><text:span text:style-name="T7">add[even] &lt;=&gt; eq</text:span></text:p>
      <text:p text:style-name="P4"><text:tab/>∃<text:span text:style-name="T7">add{[even] x, [even] y} &lt;=&gt; [even] (x == y)</text:span></text:p>
      <text:p text:style-name="P4"/>
      <text:p text:style-name="P4"><text:tab/><text:span text:style-name="T8">mul[even] &lt;=&gt; or</text:span></text:p>
      <text:p text:style-name="P4"><text:tab/>∃<text:span text:style-name="T8">mul{[even] x, [even] y} &lt;=&gt; [even] (x ∨ y)</text:span></text:p>
      <text:p text:style-name="P4"/>
      <text:p text:style-name="P1"><text:tab/>concat[len] &lt;=&gt; add</text:p>
      <text:p text:style-name="P1"><text:tab/>∃concat{[len] x, [len] y} <text:span text:style-name="T8">&lt;</text:span>=&gt; [len] x + y</text:p>
      <text:p text:style-name="P1"/>
      <text:p text:style-name="P12">Here, the relation `&lt;=&gt;` holds because for every output with the sub-type on the right side, there exists some input with the sub-types on the left side.</text:p>
      <text:p text:style-name="P12"/>
      <text:p text:style-name="P12">For example, every even number can be constructed by adding two even numbers:</text:p>
      <text:p text:style-name="P12"/>
      <text:p text:style-name="P12"><text:tab/><text:span text:style-name="T1">∃add{[even] </text:span>true<text:span text:style-name="T1">, [even] </text:span>true<text:span text:style-name="T1">} &lt;=&gt; [even] </text:span>true</text:p>
      <text:p text:style-name="P12"><text:tab/><text:span text:style-name="T1">∃add{even, even} &lt;=&gt; even<text:tab/><text:tab/><text:tab/><text:tab/><text:tab/></text:span>Short version</text:p>
      <text:p text:style-name="P12"/>
      <text:p text:style-name="P12">Likewise, every odd number can be constructed by adding an even number with an odd number:</text:p>
      <text:p text:style-name="P12"/>
      <text:p text:style-name="P12"><text:tab/><text:span text:style-name="T1">∃add{even, ¬even} &lt;=&gt; ¬even</text:span></text:p>
      <text:p text:style-name="P12"/>
      <text:p text:style-name="P12">This also means that the constrained existential path is defined by the normal path in these cases.</text:p>
      <text:p text:style-name="P12"/>
      <text:p text:style-name="P12"/>
      <text:p text:style-name="P22">One can <text:span text:style-name="T9">easily create a constrained existential path that only implies the normal path:</text:span></text:p>
      <text:p text:style-name="P1"/>
      <text:p text:style-name="P5"><text:tab/><text:span text:style-name="T7">add{(&gt; 0), (&gt; 0)}[even] =&gt; eq<text:tab/><text:tab/><text:tab/><text:tab/><text:tab/>Path set contains `eq`</text:span></text:p>
      <text:p text:style-name="P5"><text:tab/>∃<text:span text:style-name="T7">add{(&gt; 0) ∧ [even] x, (&gt; 0) ∧ [even] y} =&gt; [even] (x == y)</text:span></text:p>
      <text:p text:style-name="P1"/>
      <text:p text:style-name="P13">The number `0` is even, but it can not be constructed by adding two even numbers greater than zero:</text:p>
      <text:p text:style-name="P13"/>
      <text:p text:style-name="P13"><text:tab/><text:span text:style-name="T1">∃add{(&gt; 0) ∧ even, (&gt; 0) ∧ </text:span>e<text:span text:style-name="T1">ven} =&gt; even</text:span></text:p>
      <text:p text:style-name="P1"/>
      <text:p text:style-name="P13">To define the constrained existential path in this case, one must add `(¬= 0)` sub-type:</text:p>
      <text:p text:style-name="P13"/>
      <text:p text:style-name="P13"><text:tab/><text:span text:style-name="T1">∃add{(&gt; 0) ∧ even, (&gt; 0) ∧ </text:span>e<text:span text:style-name="T1">ven} </text:span>&lt;<text:span text:style-name="T1">=&gt; </text:span>(¬= 0) ∧ <text:span text:style-name="T1">even</text:span></text:p>
      <text:p text:style-name="P1"/>
      <text:p text:style-name="P14"/>
      <text:p text:style-name="P14">A more interesting example is Goldenbach’<text:span text:style-name="T10">s</text:span> conjecture:</text:p>
      <text:p text:style-name="P3"/>
      <text:p text:style-name="P6"><text:tab/><text:span text:style-name="T7">∃add{(&gt; 2) ∧ prime, (&gt; 2) ∧ prime} &lt;=&gt; (&gt; 4) ∧ even</text:span></text:p>
      <text:p text:style-name="P6"><text:tab/><text:span text:style-name="T7">∃add{(= 2), (= 2)} &lt;=&gt; (= 4)</text:span></text:p>
      <text:p text:style-name="P6"/>
      <text:p text:style-name="P15">It is obvious that since every prime greater than 2 is odd, then the sum of any two such numbers is even. The number 4 is even and greater than 2, but that can not be written as a sum of two such numbers. Therefore, 4 is a special case.</text:p>
      <text:p text:style-name="P15"/>
      <text:p text:style-name="P17">It is known that:</text:p>
      <text:p text:style-name="P15"/>
      <text:p text:style-name="P16"><text:tab/><text:span text:style-name="T7">∃add{(&gt; 2) ∧ [even] x, (&gt; 2) ∧ [even] x} &lt;=&gt; (&gt; 4) ∧ even</text:span></text:p>
      <text:p text:style-name="P16"/>
      <text:p text:style-name="P17">Therefore, Goldenbach’s conjecture <text:span text:style-name="T11">implies</text:span> that:</text:p>
      <text:p text:style-name="P17"/>
      <text:p text:style-name="P17"><text:tab/><text:span text:style-name="T7">∃add{(&gt; 2) ∧ prime, (&gt; 2) ∧ prime} </text:span>&lt;=&gt; <text:span text:style-name="T7">∃add{(&gt; 2) ∧ [even] x, (&gt; 2) ∧ [even] x}</text:span></text:p>
      <text:p text:style-name="P18"/>
      <text:p text:style-name="P19">However, this idea can not be expressed as a normal path, because:</text:p>
      <text:p text:style-name="P19"/>
      <text:list xml:id="list3748712077875957673" text:style-name="L1">
        <text:list-item>
          <text:p text:style-name="P20">Goldenbach’s conjecture only predicts for primes, not for non-primes</text:p>
        </text:list-item>
        <text:list-item>
          <text:p text:style-name="P20">The normal path does not imply the constrained existential path</text:p>
        </text:list-item>
      </text:list>
      <text:p text:style-name="P19"/>
      <text:p text:style-name="P21">One way to think about normal paths is as a language that is less powerful than the language of constrained existential paths. All the things that can be said in the language of normal paths can be said in the language of the constrained existential paths. So, the language of normal paths is a subset of the language of constrained existential paths.</text:p>
      <text:p text:style-name="P21"/>
      <text:p text:style-name="P21">However, the sub-type given by a normal path is a superset of the sub-type given by the constrained existential path. This is because the normal path is less specific, so it gives a larger sub-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4:28:40.724770000</meta:creation-date>
    <dc:date>2018-10-29T17:23:24.170782000</dc:date>
    <meta:editing-duration>PT9M6S</meta:editing-duration>
    <meta:editing-cycles>1</meta:editing-cycles>
    <meta:document-statistic meta:table-count="0" meta:image-count="0" meta:object-count="0" meta:page-count="2" meta:paragraph-count="41" meta:word-count="597" meta:character-count="3298" meta:non-whitespace-character-count="2717"/>
    <meta:generator>LibreOffice/5.1.2.2$MacOSX_X86_64 LibreOffice_project/d3bf12ecb743fc0d20e0be0c58ca359301eb705f</meta:generator>
  </office:meta>
</office:document-meta>
</file>